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2" style:family="paragraph" style:parent-style-name="Standard">
      <style:text-properties officeooo:rsid="000c10ea" officeooo:paragraph-rsid="000c10ea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0c10ea" officeooo:paragraph-rsid="000c10ea"/>
    </style:style>
    <style:style style:name="T1" style:family="text">
      <style:text-properties fo:color="#000080" loext:opacity="100%" style:font-name="JetBrains Mono" fo:font-size="12pt" fo:font-style="normal" fo:font-weight="bold" style:font-size-asian="12pt" style:font-style-asian="normal" style:font-weight-asian="bold"/>
    </style:style>
    <style:style style:name="T2" style:family="text">
      <style:text-properties fo:color="#008000" loext:opacity="100%" style:font-name="JetBrains Mono" fo:font-size="12pt" fo:font-style="normal" fo:font-weight="bold" style:font-size-asian="12pt" style:font-style-asian="normal" style:font-weight-asian="bold"/>
    </style:style>
    <style:style style:name="T3" style:family="text">
      <style:text-properties fo:color="#000000" loext:opacity="100%" style:font-name="JetBrains Mono" fo:font-size="12pt" fo:font-style="normal" fo:font-weight="normal" style:font-size-asian="12pt" style:font-style-asian="normal" style:font-weight-asian="normal"/>
    </style:style>
    <style:style style:name="T4" style:family="text">
      <style:text-properties fo:color="#000000" loext:opacity="100%" style:font-name="JetBrains Mono" fo:font-size="12pt" fo:font-style="italic" fo:font-weight="normal" style:font-size-asian="12pt" style:font-style-asian="italic" style:font-weight-asian="normal"/>
    </style:style>
    <style:style style:name="T5" style:family="text">
      <style:text-properties fo:color="#660e7a" loext:opacity="100%" style:font-name="JetBrains Mono" fo:font-size="12pt" fo:font-style="normal" fo:font-weight="bold" style:font-size-asian="12pt" style:font-style-asian="normal" style:font-weight-asian="bold"/>
    </style:style>
    <style:style style:name="T6" style:family="text">
      <style:text-properties fo:color="#0000ff" loext:opacity="100%" style:font-name="JetBrains Mono" fo:font-size="12pt" fo:font-style="normal" fo:font-weight="normal" style:font-size-asian="12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vider </text:span><text:span text:style-name="T2">"aws" </text:span><text:span text:style-name="T3">{</text:span><text:line-break/><text:span text:style-name="T3"> <text:s/></text:span><text:span text:style-name="T5">region </text:span><text:span text:style-name="T3">= </text:span><text:span text:style-name="T4">var</text:span><text:span text:style-name="T3">.</text:span><text:span text:style-name="T5">region</text:span><text:line-break/><text:span text:style-name="T5"> <text:s/>access_key </text:span><text:span text:style-name="T3">= </text:span><text:span text:style-name="T4">var</text:span><text:span text:style-name="T3">.</text:span><text:span text:style-name="T5">access_key</text:span><text:line-break/><text:span text:style-name="T5"> <text:s/>secret_key </text:span><text:span text:style-name="T3">= </text:span><text:span text:style-name="T4">var</text:span><text:span text:style-name="T3">.</text:span><text:span text:style-name="T5">secret_key</text:span><text:line-break/><text:span text:style-name="T3">}</text:span><text:line-break/><text:span text:style-name="T1">variable </text:span><text:span text:style-name="T2">"region" </text:span><text:span text:style-name="T3">{}</text:span><text:line-break/><text:span text:style-name="T1">variable </text:span><text:span text:style-name="T2">"access_key" </text:span><text:span text:style-name="T3">{}</text:span><text:line-break/><text:span text:style-name="T1">variable </text:span><text:span text:style-name="T2">"secret_key" </text:span><text:span text:style-name="T3">{}</text:span><text:line-break/><text:span text:style-name="T1">variable </text:span><text:span text:style-name="T2">"vpc_cidr" </text:span><text:span text:style-name="T3">{}</text:span><text:line-break/><text:span text:style-name="T1">variable </text:span><text:span text:style-name="T2">"instance_type" </text:span><text:span text:style-name="T3">{}</text:span><text:line-break/><text:span text:style-name="T1">variable </text:span><text:span text:style-name="T2">"subnet_cidr" </text:span><text:span text:style-name="T3">{}</text:span><text:line-break/><text:span text:style-name="T1">variable </text:span><text:span text:style-name="T2">"availabbility_zone" </text:span><text:span text:style-name="T3">{}</text:span><text:line-break/><text:span text:style-name="T1">variable </text:span><text:span text:style-name="T2">"all_traffic_cidr" </text:span><text:span text:style-name="T3">{}</text:span><text:line-break/><text:span text:style-name="T1">variable </text:span><text:span text:style-name="T2">"security_name" </text:span><text:span text:style-name="T3">{}</text:span><text:line-break/><text:span text:style-name="T1">variable </text:span><text:span text:style-name="T2">"ami" </text:span><text:span text:style-name="T3">{}</text:span><text:line-break/><text:span text:style-name="T1">variable </text:span><text:span text:style-name="T2">"instance_count" </text:span><text:span text:style-name="T3">{}</text:span><text:line-break/><text:span text:style-name="T1">variable </text:span><text:span text:style-name="T2">"public_ip" </text:span><text:span text:style-name="T3">{}</text:span><text:line-break/><text:span text:style-name="T1">variable </text:span><text:span text:style-name="T2">"key_name" </text:span><text:span text:style-name="T3">{}</text:span><text:line-break/><text:line-break/><text:line-break/><text:span text:style-name="T1">resource </text:span><text:span text:style-name="T2">"aws_vpc" "myvpc" </text:span><text:span text:style-name="T3">{</text:span><text:line-break/><text:span text:style-name="T3"> <text:s/></text:span><text:span text:style-name="T5">cidr_block </text:span><text:span text:style-name="T3">= </text:span><text:span text:style-name="T4">var</text:span><text:span text:style-name="T3">.</text:span><text:span text:style-name="T5">vpc_cidr</text:span><text:line-break/><text:span text:style-name="T5"> <text:s/>tags </text:span><text:span text:style-name="T3">= {</text:span><text:line-break/><text:span text:style-name="T3"> <text:s text:c="3"/></text:span><text:span text:style-name="T5">Name </text:span><text:span text:style-name="T3">= </text:span><text:span text:style-name="T2">"myvpc"</text:span><text:line-break/><text:span text:style-name="T2"> <text:s/></text:span><text:span text:style-name="T3">}</text:span><text:line-break/><text:span text:style-name="T3">}</text:span><text:line-break/><text:line-break/><text:span text:style-name="T1">resource </text:span><text:span text:style-name="T2">"aws_subnet" "mysubnet" </text:span><text:span text:style-name="T3">{</text:span><text:line-break/><text:span text:style-name="T3"> <text:s/></text:span><text:span text:style-name="T5">vpc_id </text:span><text:span text:style-name="T3">= aws_vpc.myvpc.</text:span><text:span text:style-name="T5">id</text:span><text:line-break/><text:span text:style-name="T5"> <text:s/>cidr_block </text:span><text:span text:style-name="T3">= </text:span><text:span text:style-name="T4">var</text:span><text:span text:style-name="T3">.</text:span><text:span text:style-name="T5">subnet_cidr</text:span><text:line-break/><text:span text:style-name="T5"> <text:s/>availability_zone </text:span><text:span text:style-name="T3">= </text:span><text:span text:style-name="T4">var</text:span><text:span text:style-name="T3">.</text:span><text:span text:style-name="T5">availabbility_zone</text:span><text:line-break/><text:span text:style-name="T5"> <text:s/>tags </text:span><text:span text:style-name="T3">= {</text:span><text:line-break/><text:span text:style-name="T3"> <text:s text:c="3"/></text:span><text:span text:style-name="T5">Name</text:span><text:span text:style-name="T3">= </text:span><text:span text:style-name="T2">"mysubnet"</text:span><text:line-break/><text:span text:style-name="T2"> <text:s/></text:span><text:span text:style-name="T3">}</text:span><text:line-break/><text:span text:style-name="T3">}</text:span><text:line-break/><text:line-break/><text:span text:style-name="T1">resource </text:span><text:span text:style-name="T2">"aws_internet_gateway" "my_gateway" </text:span><text:span text:style-name="T3">{</text:span><text:line-break/><text:span text:style-name="T3"> <text:s/></text:span><text:span text:style-name="T5">vpc_id </text:span><text:span text:style-name="T3">= aws_vpc.myvpc.</text:span><text:span text:style-name="T5">id</text:span><text:line-break/><text:span text:style-name="T5"> <text:s/>tags </text:span><text:span text:style-name="T3">= {</text:span><text:line-break/><text:span text:style-name="T3"> <text:s text:c="3"/></text:span><text:span text:style-name="T5">Name</text:span><text:span text:style-name="T3">= </text:span><text:span text:style-name="T2">"my_gateway"</text:span><text:line-break/><text:span text:style-name="T2"> <text:s/></text:span><text:span text:style-name="T3">}</text:span><text:line-break/><text:span text:style-name="T3">}</text:span><text:line-break/><text:line-break/><text:span text:style-name="T1">resource </text:span><text:span text:style-name="T2">"aws_route_table" "my_route_table" </text:span><text:span text:style-name="T3">{</text:span><text:line-break/><text:span text:style-name="T3"> <text:s/></text:span><text:span text:style-name="T5">vpc_id </text:span><text:span text:style-name="T3">= aws_vpc.myvpc.</text:span><text:span text:style-name="T5">id</text:span><text:line-break/><text:span text:style-name="T5"> <text:s/></text:span><text:span text:style-name="T1">route </text:span><text:span text:style-name="T3">{</text:span><text:line-break/><text:span text:style-name="T3"> <text:s text:c="3"/></text:span><text:span text:style-name="T5">cidr_block </text:span><text:span text:style-name="T3">= </text:span><text:span text:style-name="T4">var</text:span><text:span text:style-name="T3">.</text:span><text:span text:style-name="T5">all_traffic_cidr</text:span><text:line-break/><text:span text:style-name="T5"> <text:s text:c="3"/>gateway_id </text:span><text:span text:style-name="T3">= aws_internet_gateway.my_gateway.</text:span><text:span text:style-name="T5">id</text:span><text:line-break/><text:span text:style-name="T5"> <text:s/></text:span><text:span text:style-name="T3">}</text:span><text:line-break/><text:span text:style-name="T3"> <text:s/></text:span><text:span text:style-name="T5">tags </text:span><text:span text:style-name="T3">= {</text:span><text:line-break/><text:span text:style-name="T3"> <text:s text:c="3"/></text:span><text:span text:style-name="T5">Name</text:span><text:span text:style-name="T3">= </text:span><text:span text:style-name="T2">"my_route_table"</text:span><text:line-break/><text:span text:style-name="T2"> <text:s/></text:span><text:span text:style-name="T3">}</text:span><text:line-break/><text:soft-page-break/><text:span text:style-name="T3">}</text:span><text:line-break/><text:line-break/><text:span text:style-name="T1">resource </text:span><text:span text:style-name="T2">"aws_security_group" "my_security" </text:span><text:span text:style-name="T3">{</text:span><text:line-break/><text:span text:style-name="T3"> <text:s/></text:span><text:span text:style-name="T5">name </text:span><text:span text:style-name="T3">= </text:span><text:span text:style-name="T4">var</text:span><text:span text:style-name="T3">.</text:span><text:span text:style-name="T5">security_name</text:span><text:line-break/><text:span text:style-name="T5"> <text:s/>vpc_id </text:span><text:span text:style-name="T3">= aws_vpc.myvpc.</text:span><text:span text:style-name="T5">id</text:span><text:line-break/><text:span text:style-name="T5"> <text:s/></text:span><text:span text:style-name="T1">ingress </text:span><text:span text:style-name="T3">{</text:span><text:line-break/><text:span text:style-name="T3"> <text:s text:c="3"/></text:span><text:span text:style-name="T5">from_port </text:span><text:span text:style-name="T3">= </text:span><text:span text:style-name="T6">0</text:span><text:line-break/><text:span text:style-name="T6"> <text:s text:c="3"/></text:span><text:span text:style-name="T5">protocol <text:s/></text:span><text:span text:style-name="T3">= </text:span><text:span text:style-name="T2">"-1"</text:span><text:line-break/><text:span text:style-name="T2"> <text:s text:c="3"/></text:span><text:span text:style-name="T5">to_port <text:s text:c="2"/></text:span><text:span text:style-name="T3">= </text:span><text:span text:style-name="T6">0</text:span><text:line-break/><text:span text:style-name="T6"> <text:s/></text:span><text:span text:style-name="T3">}</text:span><text:line-break/><text:span text:style-name="T3"> <text:s/></text:span><text:span text:style-name="T1">egress </text:span><text:span text:style-name="T3">{</text:span><text:line-break/><text:span text:style-name="T3"> <text:s text:c="3"/></text:span><text:span text:style-name="T5">from_port </text:span><text:span text:style-name="T3">= </text:span><text:span text:style-name="T6">0</text:span><text:line-break/><text:span text:style-name="T6"> <text:s text:c="3"/></text:span><text:span text:style-name="T5">protocol <text:s/></text:span><text:span text:style-name="T3">= </text:span><text:span text:style-name="T2">"-1"</text:span><text:line-break/><text:span text:style-name="T2"> <text:s text:c="3"/></text:span><text:span text:style-name="T5">to_port <text:s text:c="2"/></text:span><text:span text:style-name="T3">= </text:span><text:span text:style-name="T6">0</text:span><text:line-break/><text:span text:style-name="T6"> <text:s/></text:span><text:span text:style-name="T3">}</text:span><text:line-break/><text:span text:style-name="T3">}</text:span><text:line-break/><text:line-break/><text:span text:style-name="T1">resource </text:span><text:span text:style-name="T2">"aws_route_table_association" "my_association" </text:span><text:span text:style-name="T3">{</text:span><text:line-break/><text:span text:style-name="T3"> <text:s/></text:span><text:span text:style-name="T5">route_table_id </text:span><text:span text:style-name="T3">= aws_route_table.my_route_table.</text:span><text:span text:style-name="T5">id</text:span><text:line-break/><text:span text:style-name="T5"> <text:s/>subnet_id </text:span><text:span text:style-name="T3">= aws_subnet.mysubnet.</text:span><text:span text:style-name="T5">id</text:span><text:line-break/><text:span text:style-name="T3">}</text:span><text:line-break/><text:line-break/><text:span text:style-name="T1">resource </text:span><text:span text:style-name="T2">"aws_instance" "my_instance" </text:span><text:span text:style-name="T3">{</text:span><text:line-break/><text:span text:style-name="T3"> <text:s/></text:span><text:span text:style-name="T5">ami</text:span><text:span text:style-name="T3">= </text:span><text:span text:style-name="T4">var</text:span><text:span text:style-name="T3">.</text:span><text:span text:style-name="T5">ami</text:span><text:line-break/><text:span text:style-name="T5"> <text:s/>instance_type </text:span><text:span text:style-name="T3">= </text:span><text:span text:style-name="T4">var</text:span><text:span text:style-name="T3">.</text:span><text:span text:style-name="T5">instance_type</text:span><text:line-break/><text:span text:style-name="T5"> <text:s/>count</text:span><text:span text:style-name="T3">=</text:span><text:span text:style-name="T4">var</text:span><text:span text:style-name="T3">.</text:span><text:span text:style-name="T5">instance_count</text:span><text:line-break/><text:span text:style-name="T5"> <text:s/>availability_zone </text:span><text:span text:style-name="T3">= </text:span><text:span text:style-name="T4">var</text:span><text:span text:style-name="T3">.</text:span><text:span text:style-name="T5">availabbility_zone</text:span><text:line-break/><text:span text:style-name="T5"> <text:s/>subnet_id </text:span><text:span text:style-name="T3">= aws_subnet.mysubnet.</text:span><text:span text:style-name="T5">id</text:span><text:line-break/><text:span text:style-name="T5"> <text:s/>vpc_security_group_ids </text:span><text:span text:style-name="T3">= [aws_security_group.my_security.</text:span><text:span text:style-name="T5">id</text:span><text:span text:style-name="T3">]</text:span><text:line-break/><text:span text:style-name="T3"> <text:s/></text:span><text:span text:style-name="T5">associate_public_ip_address </text:span><text:span text:style-name="T3">= </text:span><text:span text:style-name="T4">var</text:span><text:span text:style-name="T3">.</text:span><text:span text:style-name="T5">public_ip</text:span><text:line-break/><text:span text:style-name="T5"> <text:s/>key_name </text:span><text:span text:style-name="T3">= </text:span><text:span text:style-name="T4">var</text:span><text:span text:style-name="T3">.</text:span><text:span text:style-name="T5">key_name</text:span><text:line-break/><text:span text:style-name="T3">}</text:span></text:p>
      <text:p text:style-name="Standard"/>
      <text:p text:style-name="Standard"/>
      <text:p text:style-name="P2">==================================================================</text:p>
      <text:p text:style-name="P2">terraform.tfvars</text:p>
      <text:p text:style-name="P2">--------------------------</text:p>
      <text:p text:style-name="P2"/>
      <text:p text:style-name="P3"><text:span text:style-name="T5">vpc_cidr </text:span><text:span text:style-name="T3">= </text:span><text:span text:style-name="T2">"10.10.10.0/24"</text:span><text:line-break/><text:span text:style-name="T5">instance_type </text:span><text:span text:style-name="T3">= </text:span><text:span text:style-name="T2">"t2.micro"</text:span><text:line-break/><text:span text:style-name="T5">region </text:span><text:span text:style-name="T3">= </text:span><text:span text:style-name="T2">"us-west-1"</text:span><text:line-break/><text:span text:style-name="T5">access_key </text:span><text:span text:style-name="T3">= </text:span><text:span text:style-name="T2">"AKIARAGBPONLSZXDINJ6"</text:span><text:line-break/><text:span text:style-name="T5">secret_key </text:span><text:span text:style-name="T3">= </text:span><text:span text:style-name="T2">"pKf0cfoOWT7M1RXkqDCXl+KceF9oZCaW3h0CP5z7"</text:span><text:line-break/><text:span text:style-name="T5">subnet_cidr </text:span><text:span text:style-name="T3">= </text:span><text:span text:style-name="T2">"10.10.10.0/25"</text:span><text:line-break/><text:span text:style-name="T5">availabbility_zone </text:span><text:span text:style-name="T3">= </text:span><text:span text:style-name="T2">"us-west-1b"</text:span><text:line-break/><text:span text:style-name="T5">all_traffic_cidr </text:span><text:span text:style-name="T3">= </text:span><text:span text:style-name="T2">"0.0.0.0/0"</text:span><text:line-break/><text:span text:style-name="T5">security_name </text:span><text:span text:style-name="T3">= </text:span><text:span text:style-name="T2">"my_security"</text:span><text:line-break/><text:span text:style-name="T5">ami</text:span><text:span text:style-name="T3">= </text:span><text:span text:style-name="T2">"ami-0925fd223898ee5ba"</text:span><text:line-break/><text:span text:style-name="T5">instance_count </text:span><text:span text:style-name="T3">= </text:span><text:span text:style-name="T2">"2"</text:span><text:line-break/><text:span text:style-name="T5">public_ip </text:span><text:span text:style-name="T3">= </text:span><text:span text:style-name="T2">"true"</text:span><text:line-break/><text:span text:style-name="T5">key_name </text:span><text:span text:style-name="T3">= </text:span><text:span text:style-name="T2">"terraform"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21:30:05.618485858</meta:creation-date>
    <dc:date>2023-03-11T21:30:56.988713773</dc:date>
    <meta:editing-duration>PT56S</meta:editing-duration>
    <meta:editing-cycles>1</meta:editing-cycles>
    <meta:document-statistic meta:table-count="0" meta:image-count="0" meta:object-count="0" meta:page-count="2" meta:paragraph-count="5" meta:word-count="237" meta:character-count="2275" meta:non-whitespace-character-count="1911"/>
    <meta:generator>LibreOffice/7.3.7.2$Linux_X86_64 LibreOffice_project/30$Build-2</meta:generator>
  </office:meta>
</office:document-meta>
</file>